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569" officeooo:paragraph-rsid="000fe569"/>
    </style:style>
    <style:style style:name="P2" style:family="paragraph" style:parent-style-name="Standard">
      <style:text-properties officeooo:rsid="000fe569" officeooo:paragraph-rsid="001021f2"/>
    </style:style>
    <style:style style:name="P3" style:family="paragraph" style:parent-style-name="Standard">
      <style:text-properties officeooo:rsid="000fe569" officeooo:paragraph-rsid="0012199a"/>
    </style:style>
    <style:style style:name="P4" style:family="paragraph" style:parent-style-name="Standard">
      <style:text-properties officeooo:rsid="000fe569" officeooo:paragraph-rsid="00137257"/>
    </style:style>
    <style:style style:name="P5" style:family="paragraph" style:parent-style-name="Standard">
      <style:text-properties officeooo:rsid="000fe569" officeooo:paragraph-rsid="0015eadf"/>
    </style:style>
    <style:style style:name="P6" style:family="paragraph" style:parent-style-name="Standard">
      <style:text-properties officeooo:rsid="001021f2" officeooo:paragraph-rsid="001021f2"/>
    </style:style>
    <style:style style:name="P7" style:family="paragraph" style:parent-style-name="Standard">
      <style:text-properties officeooo:rsid="0012199a" officeooo:paragraph-rsid="0012199a"/>
    </style:style>
    <style:style style:name="P8" style:family="paragraph" style:parent-style-name="Standard">
      <style:text-properties officeooo:rsid="00137257" officeooo:paragraph-rsid="00137257"/>
    </style:style>
    <style:style style:name="P9" style:family="paragraph" style:parent-style-name="Standard">
      <style:text-properties officeooo:rsid="0014bfa6" officeooo:paragraph-rsid="0014bfa6"/>
    </style:style>
    <style:style style:name="P10" style:family="paragraph" style:parent-style-name="Standard">
      <style:text-properties officeooo:rsid="0015eadf" officeooo:paragraph-rsid="0015eadf"/>
    </style:style>
    <style:style style:name="T1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eados (empleado_id,Nombre .apellidos,coche)</text:p>
      <text:p text:style-name="P1"><text:tab/>pk(empleados_id)</text:p>
      <text:p text:style-name="P1"><text:tab/>Fk(coche)→ Coches Empresa (Matrícula).</text:p>
      <text:p text:style-name="P1">Coches empresa(MAtrícula,) marca, modelo, contribullente)</text:p>
      <text:p text:style-name="P1"><text:tab/>pk(Matricula)</text:p>
      <text:p text:style-name="P2">------------------------------------------------------------------------------------------</text:p>
      <text:p text:style-name="P1"/>
      <text:p text:style-name="P6">Empleados (id_empleado,nombre,apellidos,fecha contratación,departamento)</text:p>
      <text:p text:style-name="P6"><text:tab/>pk(id_empleado)</text:p>
      <text:p text:style-name="P6"><text:tab/>fk(departamento) → Departamento(id_departamento)</text:p>
      <text:p text:style-name="P6"/>
      <text:p text:style-name="P6">Departamento(id_departamento, nombre departamento)</text:p>
      <text:p text:style-name="P6"><text:tab/>pk(id_departamento)</text:p>
      <text:p text:style-name="P6"/>
      <text:p text:style-name="P3">------------------------------------------------------------------------------------------</text:p>
      <text:p text:style-name="P3"/>
      <text:p text:style-name="P7">Tema(Cod_Tema,descripción)</text:p>
      <text:p text:style-name="P7">pk(Cod_Tema)</text:p>
      <text:p text:style-name="P7"/>
      <text:p text:style-name="P7">Libro(Cod_Libro,Titulo,Autor,Tema)</text:p>
      <text:p text:style-name="P7">pk(Cod_Libro)</text:p>
      <text:p text:style-name="P7">fk(Tema) → Tema(Cod_Tema).</text:p>
      <text:p text:style-name="P7"/>
      <text:p text:style-name="P4"><text:span text:style-name="T1">------------------------------------------------------------------------------------------</text:span></text:p>
      <text:p text:style-name="P4"><text:span text:style-name="T1"/></text:p>
      <text:p text:style-name="P8"><text:span text:style-name="T1">Alumnos(id_alumnos,nombre,apellido,fecha_nacimiento)</text:span></text:p>
      <text:p text:style-name="P8"><text:span text:style-name="T1">pk(id_alumno)</text:span></text:p>
      <text:p text:style-name="P8"><text:span text:style-name="T1"/></text:p>
      <text:p text:style-name="P8"><text:span text:style-name="T1">Asignatura(id_asignatura,nombre,horas totales,aula,créditos)</text:span></text:p>
      <text:p text:style-name="P8"><text:span text:style-name="T1">pk(id_asignaturas)</text:span></text:p>
      <text:p text:style-name="P8"><text:span text:style-name="T1"/></text:p>
      <text:p text:style-name="P9"><text:span text:style-name="T1">Matricula(alumnos,asignatura,nota,numero_contact.)</text:span></text:p>
      <text:p text:style-name="P9"><text:span text:style-name="T1">pk,fk1(alumnos)→ Alumnos(id-alumnos)</text:span></text:p>
      <text:p text:style-name="P9"><text:span text:style-name="T1">pk,fk2(asignaturas)→ asignaturas()</text:span></text:p>
      <text:p text:style-name="P9"><text:span text:style-name="T1"/></text:p>
      <text:p text:style-name="P5"><text:span text:style-name="T1">------------------------------------------------------------------------------------------</text:span></text:p>
      <text:p text:style-name="P5"><text:span text:style-name="T1"/></text:p>
      <text:p text:style-name="P10"><text:span text:style-name="T1">Cliente(Cod_Cli,Nombre,telefono)</text:span></text:p>
      <text:p text:style-name="P10"><text:span text:style-name="T1">pk(Cod_Cli)</text:span></text:p>
      <text:p text:style-name="P10"><text:span text:style-name="T1"/></text:p>
      <text:p text:style-name="P10"><text:span text:style-name="T1">Producto(Cod_Prod,descripción,pvd)</text:span></text:p>
      <text:p text:style-name="P10"><text:span text:style-name="T1">pk(Cod_Prod)</text:span></text:p>
      <text:p text:style-name="P10"><text:span text:style-name="T1"/></text:p>
      <text:p text:style-name="P10"><text:span text:style-name="T1">Compra(Producto,Cliente,unidades)</text:span></text:p>
      <text:p text:style-name="P10"><text:span text:style-name="T1">pk,fk1(Producto)→ Producto(Cod_Prod)</text:span></text:p>
      <text:p text:style-name="P10"><text:span text:style-name="T1">pk,fk2(Cliente)→ Cliente(Cod_Cli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20:54.332690416</meta:creation-date>
    <dc:date>2026-01-16T18:29:09.296565095</dc:date>
    <meta:editing-duration>PT4M15S</meta:editing-duration>
    <meta:editing-cycles>1</meta:editing-cycles>
    <meta:document-statistic meta:table-count="0" meta:image-count="0" meta:object-count="0" meta:page-count="1" meta:paragraph-count="33" meta:word-count="55" meta:character-count="1306" meta:non-whitespace-character-count="1278"/>
    <meta:generator>LibreOffice/24.2.7.2$Linux_X86_64 LibreOffice_project/420$Build-2</meta:generator>
  </office:meta>
</office:document-meta>
</file>